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QueryHits.skip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QueryHits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QueryHits.nextScor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QueryHits.FilterQueryHits( QueryHits h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QueryHits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